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3" style:list-style-name="L1">
      <style:paragraph-properties fo:margin-left="0cm" fo:margin-right="0cm" fo:margin-top="0cm" fo:margin-bottom="0cm" style:contextual-spacing="false" fo:line-height="185%" fo:orphans="1" fo:widows="2" fo:text-indent="0cm" style:auto-text-indent="false" fo:padding="0cm" fo:border="none"/>
      <style:text-properties fo:font-variant="normal" fo:text-transform="none" fo:color="#000000" loext:opacity="100%" style:font-name="inherit" fo:font-size="9.05000019073486pt" fo:letter-spacing="normal" fo:font-style="normal" fo:font-weight="bold" loext:padding="0cm" loext:border="none"/>
    </style:style>
    <style:style style:name="P2" style:family="paragraph" style:parent-style-name="Heading_20_3">
      <style:text-properties fo:font-variant="normal" fo:text-transform="none" fo:color="#000000" loext:opacity="100%" style:font-name="inherit" fo:font-size="9.05000019073486pt" fo:letter-spacing="normal" fo:font-style="normal" fo:font-weight="bold" loext:padding="0cm" loext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94%" fo:orphans="1" fo:widows="2" fo:text-indent="0cm" style:auto-text-indent="false" fo:padding="0cm" fo:border="none"/>
      <style:text-properties fo:font-variant="normal" fo:text-transform="none" fo:color="#000000" loext:opacity="100%" style:font-name="inherit" fo:font-size="9.05000019073486pt" fo:letter-spacing="normal" fo:font-style="normal" fo:font-weight="normal" loext:padding="0cm" loext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94%" fo:orphans="1" fo:widows="2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orphans="1" fo:widows="2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line-height="194%" fo:orphans="1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style:font-name="inherit" fo:font-size="9.05000019073486pt" fo:font-style="normal" fo:font-weight="normal"/>
    </style:style>
    <style:style style:name="T2" style:family="text">
      <style:text-properties fo:font-variant="normal" fo:text-transform="none" fo:color="#000000" loext:opacity="100%" style:font-name="inherit" fo:font-size="9.05000019073486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loext:opacity="100%" style:font-name="inherit" fo:font-size="9.05000019073486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000000" loext:opacity="100%" style:font-name="inherit" fo:font-size="9.05000019073486pt" fo:letter-spacing="normal" fo:font-style="italic" fo:font-weight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1cm" svg:y="13.64cm" svg:width="14cm" draw:z-index="1">
        <draw:text-box fo:min-height="7.121cm">
          <text:p text:style-name="P7"/>
        </draw:text-box>
      </draw:frame>
      <text:h text:style-name="P2" text:outline-level="3">Running Code in the Terminal</text:h>
      <text:list text:style-name="L1">
        <text:list-header>
          <text:p text:style-name="P6"><text:span text:style-name="T2">To run your program in VS Code, first </text:span><text:span text:style-name="Strong_20_Emphasis"><text:span text:style-name="T3">use the "Open Folder" option</text:span></text:span><text:span text:style-name="T2"> to open the folder where the </text:span><text:span text:style-name="Emphasis"><text:span text:style-name="T4">main.sql</text:span></text:span><text:span text:style-name="T2"> and your other files are located. Then, open the </text:span><text:span text:style-name="Strong_20_Emphasis"><text:span text:style-name="T3">integrated terminal</text:span></text:span><text:span text:style-name="T2">.</text:span></text:p>
          <text:list>
            <text:list-item>
              <text:p text:style-name="P6"><text:span text:style-name="Strong_20_Emphasis"><text:span text:style-name="T3">How to open the terminal</text:span></text:span><text:span text:style-name="T2">: Go to </text:span><text:span text:style-name="Strong_20_Emphasis"><text:span text:style-name="T3">Terminal &gt; New Terminal</text:span></text:span><text:span text:style-name="T2"> or press </text:span><text:span text:style-name="Strong_20_Emphasis"><text:span text:style-name="T3">Ctrl + `</text:span></text:span><text:span text:style-name="T2"> (backtick).</text:span></text:p>
            </text:list-item>
            <text:list-item>
              <text:p text:style-name="P6"><text:span text:style-name="Strong_20_Emphasis"><text:span text:style-name="T3">Ensure the terminal is in the correct directory</text:span></text:span><text:span text:style-name="T2">: Use the </text:span><text:span text:style-name="Strong_20_Emphasis"><text:span text:style-name="T3">dir</text:span></text:span><text:span text:style-name="T2"> (Windows) or </text:span><text:span text:style-name="Strong_20_Emphasis"><text:span text:style-name="T3">ls</text:span></text:span><text:span text:style-name="T2"> (Mac/Linux) command to check your folder contents and use </text:span><text:span text:style-name="Strong_20_Emphasis"><text:span text:style-name="T3">cd folder_name</text:span></text:span><text:span text:style-name="T2"> to navigate to the correct folder.</text:span></text:p>
            </text:list-item>
          </text:list>
          <text:p text:style-name="P3">Once you’re in the correct directory, run the program with the following command:</text:p>
          <text:p text:style-name="P6"><text:span text:style-name="Strong_20_Emphasis"><text:span text:style-name="T3">sqlite3.exe :memory: -init main.sql</text:span></text:span></text:p>
          <text:p text:style-name="P6"><text:span text:style-name="T2">For </text:span><text:span text:style-name="Strong_20_Emphasis"><text:span text:style-name="T3">macOS</text:span></text:span><text:span text:style-name="T2"> and </text:span><text:span text:style-name="Strong_20_Emphasis"><text:span text:style-name="T3">Linux</text:span></text:span><text:span text:style-name="T2">, the command is slightly different. Assuming SQLite is installed and accessible via the terminal, you can run:</text:span></text:p>
          <text:p text:style-name="P6"><text:span text:style-name="Strong_20_Emphasis"><text:span text:style-name="T3">sqlite3 ":memory:" ".read main.sql"</text:span></text:span></text:p>
          <text:p text:style-name="P6"><text:span text:style-name="Strong_20_Emphasis"><text:span text:style-name="T3">Hint</text:span></text:span><text:span text:style-name="T2">: You can press the </text:span><text:span text:style-name="Strong_20_Emphasis"><text:span text:style-name="T3">arrow up key</text:span></text:span><text:span text:style-name="T2"> in the terminal to quickly access previously run commands, saving time when you need to rerun the program.</text:span></text:p>
          <text:p text:style-name="P5"><draw:frame draw:style-name="fr2" draw:name="Image1" text:anchor-type="as-char" svg:width="14.94cm" svg:height="7.601cm" draw:z-index="0"><draw:image xlink:href="https://learnamp.engine.scorm.com/vault/7ff8257f-d1a8-47c1-abaa-51731218f949/r/4/courses/default/452176b4-4b29-4051-82c9-99b3835cdbdc/0/scormcontent/assets/image.jpg" xlink:type="simple" xlink:show="embed" xlink:actuate="onLoad"/></draw:frame></text:p>
          <text:list>
            <text:list-item>
              <text:list>
                <text:list-item>
                  <text:h text:style-name="P1" text:outline-level="3">Creating a launch.json File for Configured Running</text:h>
                </text:list-item>
              </text:list>
            </text:list-item>
          </text:list>
          <text:p text:style-name="P6"><text:span text:style-name="T2">To gain the convenience of running your code with just a press of </text:span><text:span text:style-name="Strong_20_Emphasis"><text:span text:style-name="T3">F5 </text:span></text:span><text:span text:style-name="T2">in VS Code, you can create a </text:span><text:span text:style-name="Emphasis"><text:span text:style-name="T4">launch.json</text:span></text:span><text:span text:style-name="T2"> file. This is a </text:span><text:span text:style-name="Strong_20_Emphasis"><text:span text:style-name="T3">per-project</text:span></text:span><text:span text:style-name="T2"> setup, meaning it needs to be configured for each individual project.</text:span></text:p>
          <text:p text:style-name="P6"><text:span text:style-name="Strong_20_Emphasis"><text:span text:style-name="T3">Steps to create launch.json</text:span></text:span><text:span text:style-name="T2">:</text:span></text:p>
          <text:list text:continue-numbering="true">
            <text:list-item>
              <text:p text:style-name="P6"><text:span text:style-name="T2">Inside your project, create a folder named </text:span><text:span text:style-name="Strong_20_Emphasis"><text:span text:style-name="T3">.vscode</text:span></text:span><text:span text:style-name="T2"> (if it doesn't already exist).</text:span></text:p>
            </text:list-item>
            <text:list-item>
              <text:p text:style-name="P6"><text:span text:style-name="T2">Inside the </text:span><text:span text:style-name="Strong_20_Emphasis"><text:span text:style-name="T3">.vscode</text:span></text:span><text:span text:style-name="T2"> folder, create a file called </text:span><text:span text:style-name="Strong_20_Emphasis"><text:span text:style-name="T3">launch.json</text:span></text:span><text:span text:style-name="T2">.</text:span></text:p>
            </text:list-item>
            <text:list-item>
              <text:p text:style-name="P6"><text:span text:style-name="T2">Add the following content to your </text:span><text:span text:style-name="Strong_20_Emphasis"><text:span text:style-name="T3">launch.json</text:span></text:span><text:span text:style-name="T2"> file:</text:span></text:p>
              <text:p text:style-name="P3">{</text:p>
              <text:p text:style-name="P3"><text:soft-page-break/>"version": "0.2.0",</text:p>
              <text:p text:style-name="P3">"configurations": [</text:p>
              <text:p text:style-name="P3">{</text:p>
              <text:p text:style-name="P3">"name": "Run SQLite Command",</text:p>
              <text:p text:style-name="P3">"type": "pwa-node",</text:p>
              <text:p text:style-name="P3">"request": "launch",</text:p>
              <text:p text:style-name="P3">"runtimeExecutable": "${env:ComSpec}",</text:p>
              <text:p text:style-name="P3">"runtimeArgs": [</text:p>
              <text:p text:style-name="P3">"/c",</text:p>
              <text:p text:style-name="P3">"sqlite3.exe :memory: -init main.sql"</text:p>
              <text:p text:style-name="P3">],</text:p>
              <text:p text:style-name="P3">"windows": {</text:p>
              <text:p text:style-name="P3">"runtimeExecutable": "powershell.exe",</text:p>
              <text:p text:style-name="P3">"runtimeArgs": [</text:p>
              <text:p text:style-name="P4"> <text:span text:style-name="T1">"-Command",</text:span></text:p>
              <text:p text:style-name="P4"> <text:span text:style-name="T1">"sqlite3.exe :memory: -init main.sql"</text:span></text:p>
              <text:p text:style-name="P3">]</text:p>
              <text:p text:style-name="P4"> <text:span text:style-name="T1">},</text:span></text:p>
              <text:p text:style-name="P3">"osx": {</text:p>
              <text:p text:style-name="P3">"runtimeExecutable": "/bin/bash",</text:p>
              <text:p text:style-name="P3">"runtimeArgs": [</text:p>
              <text:p text:style-name="P3">"-c",</text:p>
              <text:p text:style-name="P3">"/usr/local/bin/sqlite3 :memory: \".read '${workspaceFolder}/main.sql'\""</text:p>
              <text:p text:style-name="P3">]</text:p>
              <text:p text:style-name="P3">},</text:p>
              <text:p text:style-name="P3">"linux": {</text:p>
              <text:p text:style-name="P3">"runtimeExecutable": "/bin/bash",</text:p>
              <text:p text:style-name="P3">"runtimeArgs": [</text:p>
              <text:p text:style-name="P3">"-c",</text:p>
              <text:p text:style-name="P3">"/usr/bin/sqlite3 :memory: \".read '${workspaceFolder}/main.sql'\""</text:p>
              <text:p text:style-name="P3">]</text:p>
              <text:p text:style-name="P3"><text:soft-page-break/>},</text:p>
              <text:p text:style-name="P3">"console": "integratedTerminal",</text:p>
              <text:p text:style-name="P3">"internalConsoleOptions": "neverOpen"</text:p>
              <text:p text:style-name="P3">}</text:p>
              <text:p text:style-name="P3">]</text:p>
              <text:p text:style-name="P3">}</text:p>
            </text:list-item>
          </text:list>
          <text:p text:style-name="P6"><text:span text:style-name="T2">First, </text:span><text:span text:style-name="Strong_20_Emphasis"><text:span text:style-name="T3">use the "Open Folder" option</text:span></text:span><text:span text:style-name="T2"> in VS Code to open the folder where your files are located.</text:span></text:p>
          <text:p text:style-name="P6"><text:span text:style-name="T2">Now, when you press </text:span><text:span text:style-name="Strong_20_Emphasis"><text:span text:style-name="T3">F5</text:span></text:span><text:span text:style-name="T2">, the program will run in the </text:span><text:span text:style-name="Strong_20_Emphasis"><text:span text:style-name="T3">integrated terminal</text:span></text:span><text:span text:style-name="T2">, so you don't need to type any commands yourself. Make sure you have your project folder open in VS Code when using this setup.</text:span></text:p>
          <text:p text:style-name="P6"><text:span text:style-name="Strong_20_Emphasis"><text:span text:style-name="T3">Note</text:span></text:span><text:span text:style-name="T2">: Since this is a </text:span><text:span text:style-name="Strong_20_Emphasis"><text:span text:style-name="T3">per-project</text:span></text:span><text:span text:style-name="T2"> setup, each project you work on in VS Code will require its own </text:span><text:span text:style-name="Strong_20_Emphasis"><text:span text:style-name="T3">.vscode/launch.json</text:span></text:span><text:span text:style-name="T2"> file if you want to use this configuration for running queries with F5.</text:span></text:p>
          <text:p text:style-name="P3">Most exercises and assignments in this course already include this configuration file, so you can start using it right away without any additional setup.</text:p>
        </text:list-header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1:57:26.973957724</meta:creation-date>
    <dc:date>2024-11-08T11:58:18.136269771</dc:date>
    <meta:editing-duration>PT52S</meta:editing-duration>
    <meta:editing-cycles>1</meta:editing-cycles>
    <meta:document-statistic meta:table-count="0" meta:image-count="1" meta:object-count="0" meta:page-count="3" meta:paragraph-count="58" meta:word-count="470" meta:character-count="2735" meta:non-whitespace-character-count="2376"/>
    <meta:generator>LibreOffice/7.4.2.3$MacOSX_X86_64 LibreOffice_project/382eef1f22670f7f4118c8c2dd222ec7ad009daf</meta:generator>
  </office:meta>
</office:document-meta>
</file>